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7.414cm"/>
    </style:style>
    <style:style style:name="co7" style:family="table-column">
      <style:table-column-properties fo:break-before="auto" style:column-width="7.357cm"/>
    </style:style>
    <style:style style:name="co8" style:family="table-column">
      <style:table-column-properties fo:break-before="auto" style:column-width="4.37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03cm"/>
    </style:style>
    <style:style style:name="co11" style:family="table-column">
      <style:table-column-properties fo:break-before="auto" style:column-width="2.653cm"/>
    </style:style>
    <style:style style:name="co12" style:family="table-column">
      <style:table-column-properties fo:break-before="auto" style:column-width="1.953cm"/>
    </style:style>
    <style:style style:name="co13" style:family="table-column">
      <style:table-column-properties fo:break-before="auto" style:column-width="1.776cm"/>
    </style:style>
    <style:style style:name="co14" style:family="table-column">
      <style:table-column-properties fo:break-before="auto" style:column-width="4.382cm"/>
    </style:style>
    <style:style style:name="co15" style:family="table-column">
      <style:table-column-properties fo:break-before="auto" style:column-width="14.47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979cm"/>
    </style:style>
    <style:style style:name="co18" style:family="table-column">
      <style:table-column-properties fo:break-before="auto" style:column-width="3.231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4.533cm"/>
    </style:style>
    <style:style style:name="co21" style:family="table-column">
      <style:table-column-properties fo:break-before="auto" style:column-width="5.334cm"/>
    </style:style>
    <style:style style:name="co22" style:family="table-column">
      <style:table-column-properties fo:break-before="auto" style:column-width="25.85cm"/>
    </style:style>
    <style:style style:name="co23" style:family="table-column">
      <style:table-column-properties fo:break-before="auto" style:column-width="1.418cm"/>
    </style:style>
    <style:style style:name="co24" style:family="table-column">
      <style:table-column-properties fo:break-before="auto" style:column-width="1.52cm"/>
    </style:style>
    <style:style style:name="co25" style:family="table-column">
      <style:table-column-properties fo:break-before="auto" style:column-width="1.625cm"/>
    </style:style>
    <style:style style:name="co26" style:family="table-column">
      <style:table-column-properties fo:break-before="auto" style:column-width="6.311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025cm"/>
    </style:style>
    <style:style style:name="co30" style:family="table-column">
      <style:table-column-properties fo:break-before="auto" style:column-width="4.415cm"/>
    </style:style>
    <style:style style:name="co31" style:family="table-column">
      <style:table-column-properties fo:break-before="auto" style:column-width="4.81cm"/>
    </style:style>
    <style:style style:name="co32" style:family="table-column">
      <style:table-column-properties fo:break-before="auto" style:column-width="3.256cm"/>
    </style:style>
    <style:style style:name="co33" style:family="table-column">
      <style:table-column-properties fo:break-before="auto" style:column-width="3.784cm"/>
    </style:style>
    <style:style style:name="co34" style:family="table-column">
      <style:table-column-properties fo:break-before="auto" style:column-width="3.124cm"/>
    </style:style>
    <style:style style:name="co35" style:family="table-column">
      <style:table-column-properties fo:break-before="auto" style:column-width="0.672cm"/>
    </style:style>
    <style:style style:name="co36" style:family="table-column">
      <style:table-column-properties fo:break-before="auto" style:column-width="1.984cm"/>
    </style:style>
    <style:style style:name="co37" style:family="table-column">
      <style:table-column-properties fo:break-before="auto" style:column-width="9.627cm"/>
    </style:style>
    <style:style style:name="co38" style:family="table-column">
      <style:table-column-properties fo:break-before="auto" style:column-width="5.586cm"/>
    </style:style>
    <style:style style:name="co39" style:family="table-column">
      <style:table-column-properties fo:break-before="auto" style:column-width="17.512cm"/>
    </style:style>
    <style:style style:name="ro1" style:family="table-row">
      <style:table-row-properties style:row-height="0.803cm" fo:break-before="auto" style:use-optimal-row-height="fals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3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Farnell</text:p>
          </table:table-cell>
          <table:table-cell office:value-type="float" office:value="685">
            <text:p>685</text:p>
          </table:table-cell>
          <table:table-cell table:number-columns-repeated="2"/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Farnell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Schottky 3A 40V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Fuse holder PCB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Hex Inverter 74ACT04</text:p>
          </table:table-cell>
          <table:table-cell office:value-type="string">
            <text:p>From pwm board i think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29">
            <text:p>429</text:p>
          </table:table-cell>
          <table:table-cell table:number-columns-repeated="2"/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392">
            <text:p>392</text:p>
          </table:table-cell>
          <table:table-cell table:number-columns-repeated="2"/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Resistor 1206 0.015R</text:p>
          </table:table-cell>
          <table:table-cell office:value-type="string">
            <text:p>sm resistors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office:value-type="string">
            <text:p>Digikey-uk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MSP430F2234 </text:p>
          </table:table-cell>
          <table:table-cell office:value-type="string">
            <text:p>microcontroller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im bidirectional current sense chip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30R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>
          <table:table-cell office:value-type="float" office:value="65">
            <text:p>65</text:p>
          </table:table-cell>
          <table:table-cell table:number-columns-repeated="1023"/>
        </table:table-row>
        <table:table-row table:style-name="ro2">
          <table:table-cell office:value-type="float" office:value="66">
            <text:p>66</text:p>
          </table:table-cell>
          <table:table-cell table:number-columns-repeated="1023"/>
        </table:table-row>
        <table:table-row table:style-name="ro2">
          <table:table-cell office:value-type="float" office:value="67">
            <text:p>67</text:p>
          </table:table-cell>
          <table:table-cell table:number-columns-repeated="1023"/>
        </table:table-row>
        <table:table-row table:style-name="ro2">
          <table:table-cell office:value-type="float" office:value="68">
            <text:p>68</text:p>
          </table:table-cell>
          <table:table-cell table:number-columns-repeated="1023"/>
        </table:table-row>
        <table:table-row table:style-name="ro2">
          <table:table-cell office:value-type="float" office:value="69">
            <text:p>69</text:p>
          </table:table-cell>
          <table:table-cell table:number-columns-repeated="1023"/>
        </table:table-row>
        <table:table-row table:style-name="ro2">
          <table:table-cell office:value-type="float" office:value="70">
            <text:p>70</text:p>
          </table:table-cell>
          <table:table-cell table:number-columns-repeated="1023"/>
        </table:table-row>
        <table:table-row table:style-name="ro2">
          <table:table-cell office:value-type="float" office:value="71">
            <text:p>71</text:p>
          </table:table-cell>
          <table:table-cell table:number-columns-repeated="1023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office:value-type="float" office:value="73">
            <text:p>73</text:p>
          </table:table-cell>
          <table:table-cell table:number-columns-repeated="1023"/>
        </table:table-row>
        <table:table-row table:style-name="ro2">
          <table:table-cell office:value-type="float" office:value="74">
            <text:p>74</text:p>
          </table:table-cell>
          <table:table-cell table:number-columns-repeated="1023"/>
        </table:table-row>
        <table:table-row table:style-name="ro2">
          <table:table-cell office:value-type="float" office:value="75">
            <text:p>75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7"/>
        </table:table-row>
        <table:table-row table:style-name="ro2" table:number-rows-repeated="65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C-EUC0603</text:p>
          </table:table-cell>
          <table:table-cell office:value-type="string">
            <text:p>C20,C21,C23,C2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CRYSTALSM49</text:p>
          </table:table-cell>
          <table:table-cell office:value-type="string">
            <text:p>Q7,Q8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CRYSTALTC26H</text:p>
          </table:table-cell>
          <table:table-cell office:value-type="string">
            <text:p>Q9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D5,D6,D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S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LED1,LED2,LED8,LED9,LED10,LED11,LED12,LED13,LED14,LED15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CON-SLUG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F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19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,R26,R28,R30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4,C9,C16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5,R6,R7,R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Q4,Q5,Q6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24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R33,R3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U$1,U$2,U$3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U$10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2,R18,R23,R32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1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4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?</text:p>
          </table:table-cell>
          <table:table-cell table:style-name="Default" office:value-type="string">
            <text:p>?</text:p>
          </table:table-cell>
          <table:table-cell office:value-type="string">
            <text:p>C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16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C1,C2,C6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5,C10,C12,C17,C18,C22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12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,R9,R10,R11,R29,R13,R17,R19,R20,R3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C3,C7,C8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4,R1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15,R22,R27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Q1,Q2,Q3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IC2,IC3,IC4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IC5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,CON2,CON3,CON4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U$9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U$24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RL1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XB3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U$5,U$6,U$7,U$8,U$11,USBPOWER,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CON-CHGI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U$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-EUC0603</text:p>
          </table:table-cell>
          <table:table-cell office:value-type="string">
            <text:p>C15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21</text:p>
          </table:table-cell>
          <table:table-cell table:number-columns-repeated="1017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1,LED2,LED3,LED4,LED5,LED6,LED10,LED11,LED12,LED13,LED14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3,R4,R5,R6,R8,R9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CON2,CON3,CON4,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CON5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Q5,Q6,Q7,Q8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IC6,IC7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4" office:value-type="string">
            <text:p>296-21446-1-ND</text:p>
          </table:table-cell>
          <table:table-cell table:style-name="ce5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Q13,Q14,Q15,Q16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repeated="1017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6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4" office:value-type="string">
            <text:p>296-21446-1-ND</text:p>
          </table:table-cell>
          <table:table-cell table:style-name="ce5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D1</text:p>
          </table:table-cell>
          <table:table-cell table:number-columns-repeated="1017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number-columns-repeated="4" table:default-cell-style-name="Default"/>
        <table:table-column table:style-name="co25" table:number-columns-repeated="10" table:default-cell-style-name="Default"/>
        <table:table-column table:style-name="co24" table:default-cell-style-name="Default"/>
        <table:table-column table:style-name="co9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rts</text:p>
          </table:table-cell>
          <table:table-cell table:style-name="ce3" table:number-columns-spanned="17" table:number-rows-spanned="1"/>
          <table:covered-table-cell table:number-columns-repeated="16" table:style-name="ce3"/>
          <table:table-cell table:style-name="ce3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table:style-name="ce6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4">
            <text:p>44</text:p>
          </table:table-cell>
          <table:table-cell table:style-name="ce4" office:value-type="string">
            <text:p>296-21446-1-ND</text:p>
          </table:table-cell>
          <table:table-cell table:style-name="ce5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 table:number-rows-repeated="6551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ototype-bom1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14cm" table:end-y="0.406cm" draw:z-index="0" draw:name="http://img-europe.electrocomponents.com/uk/img/site/symbols/newSmall.gif" draw:style-name="gr1" draw:text-style-name="P1" svg:width="0.014cm" svg:height="0.023cm" svg:x="0cm" svg:y="0.383cm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14cm" table:end-y="0.383cm" draw:z-index="1" draw:name="http://img-europe.electrocomponents.com/uk/img/site/symbols/newSmall.gif" draw:style-name="gr1" draw:text-style-name="P1" svg:width="0.014cm" svg:height="0.024cm" svg:x="0cm" svg:y="0.359cm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9403140">
            <text:p>940314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9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9" table:default-cell-style-name="Default"/>
        <table:table-column table:style-name="co9" table:default-cell-style-name="ce8"/>
        <table:table-column table:style-name="co9" table:default-cell-style-name="Default"/>
        <table:table-column table:style-name="co3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9"/>
          <table:table-cell table:number-columns-repeated="2"/>
        </table:table-row>
        <table:table-row table:style-name="ro3">
          <table:table-cell/>
          <table:table-cell table:style-name="ce9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9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pwr jack</text:p>
          </table:table-cell>
          <table:table-cell table:style-name="ce7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umbillicle cable</text:p>
          </table:table-cell>
          <table:table-cell table:style-name="ce7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socket</text:p>
          </table:table-cell>
          <table:table-cell table:style-name="ce7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3">
          <table:table-cell/>
          <table:table-cell table:style-name="ce7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3">
          <table:table-cell/>
          <table:table-cell table:style-name="ce7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3">
          <table:table-cell/>
          <table:table-cell table:style-name="ce10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3">
          <table:table-cell/>
          <table:table-cell table:style-name="ce7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3">
          <table:table-cell/>
          <table:table-cell table:style-name="ce7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3">
          <table:table-cell/>
          <table:table-cell table:style-name="ce7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16cm" table:end-y="0.038cm" draw:z-index="0" draw:name="http://img-europe.electrocomponents.com/uk/img/site/symbols/newSmall.gif" draw:style-name="gr1" draw:text-style-name="P1" svg:width="0.016cm" svg:height="0.022cm" svg:x="0cm" svg:y="0.016cm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16cm" table:end-y="0.019cm" draw:z-index="1" draw:name="http://img-europe.electrocomponents.com/uk/img/site/symbols/newSmall.gif" draw:style-name="gr1" draw:text-style-name="P1" svg:width="0.016cm" svg:height="0.022cm" svg:x="0cm" svg:y="0.431cm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5P0" style:volatile="true">
      <number:number number:decimal-places="0" number:min-integer-digits="1" number:grouping="true"/>
      <number:text>_ </number:text>
    </number:number-style>
    <number:number-style style:name="N115">
      <number:text>[Red]-</number:text>
      <number:number number:decimal-places="0" number:min-integer-digits="1" number:grouping="true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currency-style style:name="N11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4/01/2009</text:date>, <text:time>16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04T16:25:39</dc:date>
    <dc:creator>Robert Spanton</dc:creator>
    <meta:editing-duration>PT13H45M49S</meta:editing-duration>
    <meta:editing-cycles>67</meta:editing-cycles>
    <meta:generator>OpenOffice.org/3.0$Linux OpenOffice.org_project/300m9$Build-9358</meta:generator>
    <meta:document-statistic meta:table-count="8" meta:cell-count="3941" meta:object-count="4"/>
    <meta:user-defined meta:name="Info 1"/>
    <meta:user-defined meta:name="Info 2"/>
    <meta:user-defined meta:name="Info 3"/>
    <meta:user-defined meta:name="Info 4"/>
  </office:meta>
</office:document-meta>
</file>